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text-properties style:font-name="Comic Sans MS" style:font-name-asian="Comic Sans MS" style:font-name-complex="Comic Sans M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12.7mm" fo:margin-right="0mm" fo:text-indent="0mm" style:auto-text-indent="false"/>
    </style:style>
    <style:style style:name="P6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7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fo:font-weight="bold" style:font-name-asian="Comic Sans MS" style:font-weight-asian="bold" style:font-name-complex="Comic Sans MS"/>
    </style:style>
    <style:style style:name="T4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5" style:family="text">
      <style:text-properties style:font-name-asian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ΑΙΤΗΣΗ<text:tab/><text:tab/><text:tab/><text:tab/><text:tab/><text:tab/><text:tab/><text:tab/></text:p>
      <text:p text:style-name="P1"/>
      <text:p text:style-name="P1">Ωρομίσθιας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Standard"><text:span text:style-name="T1">Σχολεία που <text:s text:c="2"/>υπηρετώ.......................................... ………………………………………………...................................</text:span></text:p>
      <text:p text:style-name="P3">…………………………………………………………………………………</text:p>
      <text:p text:style-name="P2">Δ/νση κατοικίας……………………………………………………</text:p>
      <text:p text:style-name="P3">…………………………………………………………………………………</text:p>
      <text:p text:style-name="P2">Τηλέφωνο………………………………………………………………</text:p>
      <text:p text:style-name="P2"><text:span text:style-name="T5">………………………………………………………………………………</text:span>..</text:p>
      <text:p text:style-name="P2"/>
      <text:p text:style-name="P2"/>
      <text:p text:style-name="P2"/>
      <text:p text:style-name="Standard"><text:span text:style-name="T1">ΘΕΜΑ: Χορήγηση άδειας</text:span><text:span text:style-name="T2"> </text:span><text:span text:style-name="T4">κύησης (56 ημέρες πριν τον τοκετό)</text:span></text:p>
      <text:p text:style-name="P5"><text:span text:style-name="T3"><text:s text:c="2"/></text:span><text:span text:style-name="T2">(για ωρομίσθιες)</text:span>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2"/>
      <text:p text:style-name="P2">Την Διεύθυνση <text:s text:c="2"/>Δ.Ε. Ν. Ηρακλείου.</text:p>
      <text:p text:style-name="P2">(Δια του κ. Δ/ντή του………………………………………….</text:p>
      <text:p text:style-name="P2"><text:span text:style-name="T5">………………………………………………………………………………</text:span>.)</text:p>
      <text:p text:style-name="P2"/>
      <text:p text:style-name="P4"><text:span text:style-name="T1">Παρακαλώ να μου χορηγήσετε άδεια </text:span><text:span text:style-name="T4">κύησης</text:span><text:span text:style-name="T2"> βάσει του άρθρου 11 Ν.2874/00 ΦΕΚ 286 29/12/00 τ.Α'</text:span></text:p>
      <text:p text:style-name="P4"><text:span text:style-name="T1">από………………………………..μέχρι……………………………..σύμφωνα με τα δικαιολογητικά που επισυνάπτω.</text:span></text:p>
      <text:p text:style-name="P2"/>
      <text:p text:style-name="P2">Μαζί υποβάλλω:</text:p>
      <text:p text:style-name="P2"/>
      <text:p text:style-name="P2">α)Βεβαίωση του μαιευτήρα ιατρού και ελεγκτή ιατρού <text:s/>του <text:s/>Ι.Κ.Α. για την πιθανή ημερομηνία τοκετού (Π.Η.Τ.).</text:p>
      <text:p text:style-name="P2"><text:soft-page-break/></text:p>
      <text:p text:style-name="P2">β)Ένταλμα πληρωμής από το <text:s/>Ι.Κ.Α.</text:p>
      <text:p text:style-name="P2"/>
      <text:p text:style-name="P2">γ) Πράξη ανάληψη υπηρεσίας <text:s/>της <text:s text:c="2"/>αναπληρώτριας.</text:p>
      <text:p text:style-name="P2"/>
      <text:p text:style-name="P2"/>
      <text:p text:style-name="P2"/>
      <text:p text:style-name="P2">Ημερομηνία:…………………………………………..</text:p>
      <text:p text:style-name="P2"/>
      <text:p text:style-name="P2"/>
      <text:p text:style-name="P6"><text:span text:style-name="T5">………… </text:span>Αιτ……………………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22T10:48:00</meta:creation-date>
    <dc:creator>Ελένη Τσαχάκη</dc:creator>
    <dc:date>2011-11-25T14:27:00</dc:date>
    <meta:print-date>2011-11-22T10:34:00</meta:print-date>
    <meta:editing-cycles>3</meta:editing-cycles>
    <meta:document-statistic meta:table-count="0" meta:image-count="0" meta:object-count="0" meta:page-count="3" meta:paragraph-count="26" meta:word-count="91" meta:character-count="1029" meta:non-whitespace-character-count="944"/>
    <meta:generator>LibreOffice/5.2.7.2$Linux_X86_64 LibreOffice_project/20m0$Build-2</meta:generator>
  </office:meta>
</office:document-meta>
</file>